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ochenID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lbsteinschätzung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hristi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Wern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an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Jona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nj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rc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asmi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w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ut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Andre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Simon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le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Moren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Stef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an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chael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iel (BÄM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rol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jörn (Poly Saturday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inz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ane</text:p>
          </table:table-cell>
          <table:table-cell/>
          <table:table-cell office:value-type="string" calcext:value-type="string">
            <text:p>4er-Woche, Schlafrock, Irene übernachtet, Andi ironis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Irene</text:p>
          </table:table-cell>
          <table:table-cell/>
          <table:table-cell office:value-type="string" calcext:value-type="string">
            <text:p>4er-Woche, Schlafrock, Hendrick übernacht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endrick</text:p>
          </table:table-cell>
          <table:table-cell/>
          <table:table-cell office:value-type="string" calcext:value-type="string">
            <text:p>4er-Woche, Schlafrock, Rudi übernachtet, Andi ironis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udi (Murphy’s Law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er-Woche, Schlafrock, Liane übernachtet</text:p>
          </table:table-cell>
        </table:table-row>
      </table:table>
      <table:table table:name="stream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office:value-type="string" calcext:value-type="string">
            <text:p>Wochen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ersone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Stefan aus Gummersbach?</text:p>
          </table:table-cell>
        </table:table-row>
        <table:table-row table:style-name="ro1">
          <table:table-cell table:number-columns-repeated="3"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00655" calcext:value-type="float">
            <text:p>2531800655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5" calcext:value-type="date">
            <text:p>05.08.25</text:p>
          </table:table-cell>
          <table:table-cell/>
          <table:table-cell office:value-type="string" calcext:value-type="string">
            <text:p>Manu, J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2692097" calcext:value-type="float">
            <text:p>253269209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6" calcext:value-type="date">
            <text:p>06.08.25</text:p>
          </table:table-cell>
          <table:table-cell/>
          <table:table-cell office:value-type="string" calcext:value-type="string">
            <text:p>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7298542" calcext:value-type="float">
            <text:p>2537298542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1" calcext:value-type="date">
            <text:p>11.08.25</text:p>
          </table:table-cell>
          <table:table-cell/>
          <table:table-cell office:value-type="string" calcext:value-type="string">
            <text:p>Marco, Jasmin, U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8156114" calcext:value-type="float">
            <text:p>2538156114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2" calcext:value-type="date">
            <text:p>12.08.25</text:p>
          </table:table-cell>
          <table:table-cell/>
          <table:table-cell office:value-type="string" calcext:value-type="string">
            <text:p>Jutta, Andr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289929" calcext:value-type="float">
            <text:p>2550289929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6" calcext:value-type="date">
            <text:p>26.08.25</text:p>
          </table:table-cell>
          <table:table-cell/>
          <table:table-cell office:value-type="string" calcext:value-type="string">
            <text:p>Simone, Alex, More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1145148" calcext:value-type="float">
            <text:p>2551145148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7" calcext:value-type="date">
            <text:p>27.08.25</text:p>
          </table:table-cell>
          <table:table-cell/>
          <table:table-cell office:value-type="string" calcext:value-type="string">
            <text:p>Stefi, Fran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934520" calcext:value-type="float">
            <text:p>2567934520</text:p>
          </table:table-cell>
          <table:table-cell office:value-type="float" office:value="4" calcext:value-type="float">
            <text:p>4</text:p>
          </table:table-cell>
          <table:table-cell office:value-type="date" office:date-value="2025-09-16" calcext:value-type="date">
            <text:p>16.09.25</text:p>
          </table:table-cell>
          <table:table-cell/>
          <table:table-cell office:value-type="string" calcext:value-type="string">
            <text:p>Michaela, Daniel (BÄM), Caro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8748467" calcext:value-type="float">
            <text:p>2568748467</text:p>
          </table:table-cell>
          <table:table-cell office:value-type="float" office:value="4" calcext:value-type="float">
            <text:p>4</text:p>
          </table:table-cell>
          <table:table-cell office:value-type="date" office:date-value="2025-09-17" calcext:value-type="date">
            <text:p>17.09.25</text:p>
          </table:table-cell>
          <table:table-cell/>
          <table:table-cell office:value-type="string" calcext:value-type="string">
            <text:p>Börn (Poly Saturday), Hein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9678390" calcext:value-type="float">
            <text:p>2579678390</text:p>
          </table:table-cell>
          <table:table-cell office:value-type="float" office:value="5" calcext:value-type="float">
            <text:p>5</text:p>
          </table:table-cell>
          <table:table-cell office:value-type="date" office:date-value="2025-09-30" calcext:value-type="date">
            <text:p>30.09.25</text:p>
          </table:table-cell>
          <table:table-cell/>
          <table:table-cell office:value-type="string" calcext:value-type="string">
            <text:p>Liane, Ire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498127" calcext:value-type="float">
            <text:p>2580498127</text:p>
          </table:table-cell>
          <table:table-cell office:value-type="float" office:value="5" calcext:value-type="float">
            <text:p>5</text:p>
          </table:table-cell>
          <table:table-cell office:value-type="date" office:date-value="2025-10-01" calcext:value-type="date">
            <text:p>01.10.25</text:p>
          </table:table-cell>
          <table:table-cell/>
          <table:table-cell office:value-type="string" calcext:value-type="string">
            <text:p>Hendrick, Rudi (Murphy’s Law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5:05:47.9851763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2T17:54:44.890881998</dc:date>
    <meta:editing-duration>PT3H16M20S</meta:editing-duration>
    <meta:editing-cycles>61</meta:editing-cycles>
    <meta:document-statistic meta:table-count="2" meta:cell-count="278" meta:object-count="0"/>
  </office:meta>
</office:document-meta>
</file>